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1">
      <style:text-properties fo:font-weight="bold" style:font-weight-asian="bold" style:font-weight-complex="bold"/>
    </style:style>
    <style:style style:name="P8" style:family="paragraph" style:parent-style-name="Standard" style:list-style-name="L4">
      <style:text-properties fo:font-weight="bold" style:font-weight-asian="bold" style:font-weight-complex="bold"/>
    </style:style>
    <style:style style:name="P9"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3">
      <style:text-properties fo:font-style="normal" fo:font-weight="bold" style:font-style-asian="normal" style:font-weight-asian="bold" style:font-style-complex="normal" style:font-weight-complex="bold"/>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list-style-name="L3">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3">
      <style:text-properties fo:font-style="italic" fo:font-weight="bold" style:font-style-asian="italic" style:font-weight-asian="bold" style:font-style-complex="italic" style:font-weight-complex="bold"/>
    </style:style>
    <style:style style:name="P16" style:family="paragraph" style:parent-style-name="Standard" style:list-style-name="L5">
      <style:text-properties fo:font-style="italic" style:text-underline-style="none" fo:font-weight="normal" style:font-style-asian="italic" style:font-weight-asian="normal" style:font-style-complex="italic" style:font-weight-complex="normal"/>
    </style:style>
    <style:style style:name="P17" style:family="paragraph" style:parent-style-name="Standard" style:list-style-name="L5">
      <style:text-properties fo:font-style="italic" style:text-underline-style="none" fo:font-weight="bold" style:font-style-asian="italic" style:font-weight-asian="bold" style:font-style-complex="italic" style:font-weight-complex="bold"/>
    </style:style>
    <style:style style:name="P18" style:family="paragraph" style:parent-style-name="Standard" style:list-style-name="L4">
      <style:text-properties style:text-underline-style="none"/>
    </style:style>
    <style:style style:name="P19" style:family="paragraph" style:parent-style-name="Standard" style:list-style-name="L4">
      <style:text-properties style:text-underline-style="none" fo:font-weight="bold" style:font-weight-asian="bold" style:font-weight-complex="bold"/>
    </style:style>
    <style:style style:name="P20" style:family="paragraph" style:parent-style-name="Standard" style:list-style-name="L5">
      <style:text-properties style:text-underline-style="none" fo:font-weight="bold" style:font-weight-asian="bold" style:font-weight-complex="bold"/>
    </style:style>
    <style:style style:name="P21" style:family="paragraph" style:parent-style-name="Standard" style:list-style-name="L4">
      <style:text-properties style:text-underline-style="none" fo:font-weight="normal" style:font-weight-asian="normal" style:font-weight-complex="normal"/>
    </style:style>
    <style:style style:name="P22" style:family="paragraph" style:parent-style-name="Standard" style:list-style-name="L5">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S</text:p>
      <text:p text:style-name="P3"/>
      <text:p text:style-name="P6">HUMAN (194) / DRAGONBORN (187)</text:p>
      <text:p text:style-name="Standard"/>
      <text:list xml:id="list3507512311192224411" text:style-name="L1">
        <text:list-item>
          <text:p text:style-name="P7">Resourceful<text:span text:style-name="T1">: +1 Heroic Inspiration after Long Rest</text:span></text:p>
        </text:list-item>
        <text:list-item>
          <text:p text:style-name="P7">Skillfull<text:span text:style-name="T1">: +1 Proficiency – Perception</text:span></text:p>
        </text:list-item>
        <text:list-item>
          <text:p text:style-name="P7">Versatile<text:span text:style-name="T1">: +1 Origin Feat</text:span></text:p>
          <text:list>
            <text:list-item>
              <text:p text:style-name="P7">Alert (200)</text:p>
              <text:list>
                <text:list-item>
                  <text:p text:style-name="P7">Initiative Proficiency<text:span text:style-name="T1">: Add Proficiency Bonus to Initiative Roll</text:span></text:p>
                </text:list-item>
                <text:list-item>
                  <text:p text:style-name="P7">Initiative Swap<text:span text:style-name="T1">: Immediately after you roll Initiative, you may swap Initiative with a willing ally. (Neither you nor ally can be incapacitated)</text:span></text:p>
                </text:list-item>
              </text:list>
            </text:list-item>
          </text:list>
        </text:list-item>
      </text:list>
      <text:p text:style-name="Standard"/>
      <text:p text:style-name="P6">FARMER (180)</text:p>
      <text:p text:style-name="Standard"/>
      <text:list xml:id="list589481889112627473" text:style-name="L2">
        <text:list-item>
          <text:p text:style-name="P9">Tough<text:span text:style-name="T1"> </text:span>(202):<text:span text:style-name="T1"> +2 HP per Level</text:span></text:p>
        </text:list-item>
      </text:list>
      <text:p text:style-name="P5"/>
      <text:p text:style-name="P6">PALADIN (109)</text:p>
      <text:p text:style-name="Standard"/>
      <text:p text:style-name="P4">Level 1 (109-110)</text:p>
      <text:p text:style-name="P1"/>
      <text:list xml:id="list4598180785369582016" text:style-name="L3">
        <text:list-item>
          <text:p text:style-name="P10">Lay on Hands (109)</text:p>
          <text:list>
            <text:list-item>
              <text:p text:style-name="P11">Pool of Healing = 5 x Paladin Level</text:p>
              <text:list>
                <text:list-item>
                  <text:p text:style-name="P11">Replenishes after Long Rest</text:p>
                </text:list-item>
              </text:list>
            </text:list-item>
            <text:list-item>
              <text:p text:style-name="P15"><text:span text:style-name="T3">Bonus Action: </text:span><text:span text:style-name="T4">Touch a creature to heal HP up to Pool amount</text:span></text:p>
              <text:list>
                <text:list-item>
                  <text:p text:style-name="P11">Expend 5 HP from the Pool to cure Poisoned Condition</text:p>
                </text:list-item>
              </text:list>
            </text:list-item>
          </text:list>
        </text:list-item>
        <text:list-item>
          <text:p text:style-name="P10">Spellcasting (109)</text:p>
          <text:list>
            <text:list-item>
              <text:p text:style-name="P12">Ability<text:span text:style-name="T1">: Charisma</text:span></text:p>
            </text:list-item>
            <text:list-item>
              <text:p text:style-name="P12">Focus: <text:span text:style-name="T1">Holy Symbol</text:span></text:p>
            </text:list-item>
            <text:list-item>
              <text:p text:style-name="P12">Spell Slots<text:span text:style-name="T1">: Increase w/Level, replenish after Long Rest</text:span></text:p>
            </text:list-item>
            <text:list-item>
              <text:p text:style-name="P12">Changing Spells:<text:span text:style-name="T1"> After a Long Rest, replace one spell on your list for another Paladin spell for which you have slots</text:span></text:p>
            </text:list-item>
          </text:list>
        </text:list-item>
        <text:list-item>
          <text:p text:style-name="P10">Weapon Mastery (110)</text:p>
          <text:list>
            <text:list-item>
              <text:p text:style-name="P11">Trident, Warhammer</text:p>
            </text:list-item>
            <text:list-item>
              <text:p text:style-name="P11">Change after Long Rest</text:p>
            </text:list-item>
          </text:list>
        </text:list-item>
      </text:list>
      <text:p text:style-name="Standard"><text:tab/></text:p>
      <text:p text:style-name="P4">Level 2 (110)</text:p>
      <text:p text:style-name="P2"/>
      <text:list xml:id="list730324174814618081" text:style-name="L4">
        <text:list-item>
          <text:p text:style-name="P8">Fighting Style</text:p>
          <text:list>
            <text:list-item>
              <text:p text:style-name="P18"><text:span text:style-name="T5">Protection</text:span> (209)</text:p>
              <text:list>
                <text:list-item>
                  <text:p text:style-name="P18"><text:span text:style-name="T2">Reaction</text:span><text:span text:style-name="T1">: If you're holding a Shield, and a creature you can see attacks another creature within 5 feet of you with an attack roll, your shield imposes Disadvantage on the triggering attack roll and all other attack rolls against the target until the start of our next turn if you remain within 5 feet of the target.</text:span></text:p>
                </text:list-item>
              </text:list>
            </text:list-item>
          </text:list>
        </text:list-item>
        <text:list-item>
          <text:p text:style-name="P19">Paladin's Smite (110)</text:p>
          <text:list>
            <text:list-item>
              <text:p text:style-name="P21">Always have <text:span text:style-name="T5">Divine Smite</text:span><text:span text:style-name="T3"> prepared</text:span></text:p>
              <text:list>
                <text:list-item>
                  <text:p text:style-name="P13">Can cast w/o Spell Slot once per Long Rest</text:p>
                </text:list-item>
              </text:list>
            </text:list-item>
          </text:list>
        </text:list-item>
      </text:list>
      <text:p text:style-name="P4"><text:soft-page-break/></text:p>
      <text:p text:style-name="P4">Level 3 (110-111)</text:p>
      <text:p text:style-name="P4"/>
      <text:list xml:id="list440839703916600586" text:style-name="L5">
        <text:list-item>
          <text:p text:style-name="P20">Channel Divinity<text:span text:style-name="T1"> </text:span>(110)</text:p>
          <text:list>
            <text:list-item>
              <text:p text:style-name="P14">Channel divine energy from the Outer Planes to fuel magical effects</text:p>
            </text:list-item>
            <text:list-item>
              <text:p text:style-name="P16">Uses: <text:span text:style-name="T3">2 (3 @ Level 11)</text:span></text:p>
              <text:list>
                <text:list-item>
                  <text:p text:style-name="P16">Replenishes<text:span text:style-name="T3">: 1/All per Short/Long Rest</text:span></text:p>
                </text:list-item>
              </text:list>
            </text:list-item>
            <text:list-item>
              <text:p text:style-name="P16"><text:span text:style-name="T3">Saving Throw DC </text:span>=<text:span text:style-name="T3"> Spell Save DC</text:span></text:p>
            </text:list-item>
            <text:list-item>
              <text:p text:style-name="P17"><text:span text:style-name="T3">Divine Sense</text:span><text:span text:style-name="T4"> </text:span><text:span text:style-name="T3">(111)</text:span></text:p>
            </text:list-item>
          </text:list>
        </text:list-item>
        <text:list-item>
          <text:p text:style-name="P20">Oath of Redemption (XgtE 38-39)</text:p>
          <text:list>
            <text:list-item>
              <text:p text:style-name="P20">Spells</text:p>
              <text:list>
                <text:list-item>
                  <text:p text:style-name="P22">Always prepared:</text:p>
                  <text:list>
                    <text:list-item>
                      <text:p text:style-name="P16">Sanctuary, Sleep</text:p>
                    </text:list-item>
                  </text:list>
                </text:list-item>
              </text:list>
            </text:list-item>
            <text:list-item>
              <text:p text:style-name="P20">Channel Divinity (110)</text:p>
              <text:list>
                <text:list-item>
                  <text:p text:style-name="P20">Emissary of Peace<text:span text:style-name="T1"> </text:span>(XgTE 39)</text:p>
                </text:list-item>
                <text:list-item>
                  <text:p text:style-name="P20">Rebuke the Violent (XgTE 39)</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8:50:57.90</meta:creation-date>
    <meta:generator>OpenOffice/4.1.15$Win32 OpenOffice.org_project/4115m2$Build-9813</meta:generator>
    <dc:date>2025-07-14T10:13:03.97</dc:date>
    <dc:creator>Paul Paroczai</dc:creator>
    <meta:editing-duration>PT5H2M45S</meta:editing-duration>
    <meta:editing-cycles>57</meta:editing-cycles>
    <meta:document-statistic meta:table-count="0" meta:image-count="0" meta:object-count="0" meta:page-count="2" meta:paragraph-count="47" meta:word-count="331" meta:character-count="1773"/>
  </office:meta>
</office:document-meta>
</file>